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24f154" officeooo:paragraph-rsid="0024f154"/>
    </style:style>
    <style:style style:name="P3" style:family="paragraph" style:parent-style-name="Text_20_body">
      <style:text-properties officeooo:rsid="0025d224" officeooo:paragraph-rsid="0025d224"/>
    </style:style>
    <style:style style:name="P4" style:family="paragraph" style:parent-style-name="Standard">
      <style:text-properties officeooo:rsid="001f191f" officeooo:paragraph-rsid="001f191f"/>
    </style:style>
    <style:style style:name="P5" style:family="paragraph" style:parent-style-name="Standard">
      <style:text-properties officeooo:rsid="001f68aa" officeooo:paragraph-rsid="001f68aa"/>
    </style:style>
    <style:style style:name="P6" style:family="paragraph" style:parent-style-name="Standard">
      <style:text-properties officeooo:rsid="001f68aa" officeooo:paragraph-rsid="00227e03"/>
    </style:style>
    <style:style style:name="P7" style:family="paragraph" style:parent-style-name="Standard" style:list-style-name="L1">
      <style:text-properties officeooo:rsid="001f68aa" officeooo:paragraph-rsid="001f68aa"/>
    </style:style>
    <style:style style:name="P8" style:family="paragraph" style:parent-style-name="Standard" style:list-style-name="L1">
      <style:text-properties officeooo:rsid="001f68aa" officeooo:paragraph-rsid="00227e03"/>
    </style:style>
    <style:style style:name="P9" style:family="paragraph" style:parent-style-name="Standard" style:list-style-name="L1">
      <style:text-properties officeooo:rsid="00243ad6" officeooo:paragraph-rsid="00243ad6"/>
    </style:style>
    <style:style style:name="P10" style:family="paragraph" style:parent-style-name="Standard">
      <style:text-properties officeooo:rsid="001f191f" officeooo:paragraph-rsid="00409e05"/>
    </style:style>
    <style:style style:name="P11" style:family="paragraph" style:parent-style-name="Standard" style:list-style-name="L3">
      <style:text-properties officeooo:rsid="001f191f" officeooo:paragraph-rsid="00409e05"/>
    </style:style>
    <style:style style:name="P12" style:family="paragraph" style:parent-style-name="Standard" style:list-style-name="L3">
      <style:text-properties officeooo:rsid="00409e05" officeooo:paragraph-rsid="00409e05"/>
    </style:style>
    <style:style style:name="P13" style:family="paragraph" style:parent-style-name="Text_20_body" style:list-style-name="L2">
      <style:text-properties officeooo:rsid="0024f154" officeooo:paragraph-rsid="0024f154"/>
    </style:style>
    <style:style style:name="P14" style:family="paragraph" style:parent-style-name="Text_20_body" style:list-style-name="L2">
      <style:text-properties officeooo:rsid="0024f154" officeooo:paragraph-rsid="0027a96c"/>
    </style:style>
    <style:style style:name="P15" style:family="paragraph" style:parent-style-name="Text_20_body">
      <style:text-properties officeooo:rsid="0024f154" officeooo:paragraph-rsid="0024f154"/>
    </style:style>
    <style:style style:name="P16" style:family="paragraph" style:parent-style-name="Text_20_body" style:list-style-name="L2">
      <style:text-properties officeooo:rsid="002a5c1a" officeooo:paragraph-rsid="002a5c1a"/>
    </style:style>
    <style:style style:name="P17" style:family="paragraph" style:parent-style-name="Text_20_body" style:list-style-name="L2">
      <style:text-properties officeooo:rsid="002b09ad" officeooo:paragraph-rsid="002b09ad"/>
    </style:style>
    <style:style style:name="P18" style:family="paragraph" style:parent-style-name="Text_20_body">
      <style:text-properties officeooo:rsid="0025d224" officeooo:paragraph-rsid="0025d224"/>
    </style:style>
    <style:style style:name="P19" style:family="paragraph" style:parent-style-name="Text_20_body">
      <style:text-properties officeooo:rsid="002bbb61" officeooo:paragraph-rsid="002bbb61"/>
    </style:style>
    <style:style style:name="P20" style:family="paragraph" style:parent-style-name="Text_20_body">
      <style:text-properties officeooo:rsid="002be27a" officeooo:paragraph-rsid="002be27a"/>
    </style:style>
    <style:style style:name="P21" style:family="paragraph" style:parent-style-name="Text_20_body">
      <style:text-properties officeooo:rsid="002ede35" officeooo:paragraph-rsid="0036c875"/>
    </style:style>
    <style:style style:name="P22" style:family="paragraph" style:parent-style-name="Text_20_body">
      <style:text-properties officeooo:rsid="0031cb96" officeooo:paragraph-rsid="0031cb96"/>
    </style:style>
    <style:style style:name="P23" style:family="paragraph" style:parent-style-name="Text_20_body">
      <style:text-properties officeooo:rsid="0031cb96" officeooo:paragraph-rsid="003ab75b"/>
    </style:style>
    <style:style style:name="P24" style:family="paragraph" style:parent-style-name="Text_20_body" style:list-style-name="L5">
      <style:text-properties officeooo:rsid="0031cb96" officeooo:paragraph-rsid="003ab75b"/>
    </style:style>
    <style:style style:name="P25" style:family="paragraph" style:parent-style-name="Text_20_body">
      <style:text-properties officeooo:rsid="0034b3b9" officeooo:paragraph-rsid="0034b3b9"/>
    </style:style>
    <style:style style:name="P26" style:family="paragraph" style:parent-style-name="Text_20_body">
      <style:text-properties officeooo:rsid="0034f389" officeooo:paragraph-rsid="0034f389"/>
    </style:style>
    <style:style style:name="P27" style:family="paragraph" style:parent-style-name="Text_20_body">
      <style:text-properties officeooo:rsid="003516ad" officeooo:paragraph-rsid="003516ad"/>
    </style:style>
    <style:style style:name="P28" style:family="paragraph" style:parent-style-name="Text_20_body">
      <style:text-properties officeooo:rsid="003516ad" officeooo:paragraph-rsid="0036c875"/>
    </style:style>
    <style:style style:name="P29" style:family="paragraph" style:parent-style-name="Text_20_body">
      <style:text-properties officeooo:rsid="0036c875" officeooo:paragraph-rsid="0036c875"/>
    </style:style>
    <style:style style:name="P30" style:family="paragraph" style:parent-style-name="Text_20_body">
      <style:text-properties officeooo:rsid="00384772" officeooo:paragraph-rsid="00384772"/>
    </style:style>
    <style:style style:name="P31" style:family="paragraph" style:parent-style-name="Text_20_body" style:list-style-name="L4">
      <style:text-properties officeooo:rsid="00384772" officeooo:paragraph-rsid="00384772"/>
    </style:style>
    <style:style style:name="P32" style:family="paragraph" style:parent-style-name="Text_20_body">
      <style:text-properties officeooo:rsid="0039ae55" officeooo:paragraph-rsid="0039ae55"/>
    </style:style>
    <style:style style:name="P33" style:family="paragraph" style:parent-style-name="Text_20_body" style:list-style-name="L4">
      <style:text-properties officeooo:rsid="0039ae55" officeooo:paragraph-rsid="0039ae55"/>
    </style:style>
    <style:style style:name="P34" style:family="paragraph" style:parent-style-name="Text_20_body">
      <style:text-properties officeooo:rsid="003e8a89" officeooo:paragraph-rsid="003f35c3"/>
    </style:style>
    <style:style style:name="P35" style:family="paragraph" style:parent-style-name="Text_20_body">
      <style:text-properties officeooo:rsid="003f35c3" officeooo:paragraph-rsid="003f35c3"/>
    </style:style>
    <style:style style:name="P36" style:family="paragraph" style:parent-style-name="Text_20_body">
      <style:text-properties officeooo:rsid="001f68aa" officeooo:paragraph-rsid="0039ae55"/>
    </style:style>
    <style:style style:name="T1" style:family="text">
      <style:text-properties officeooo:rsid="001f68aa"/>
    </style:style>
    <style:style style:name="T2" style:family="text">
      <style:text-properties style:font-name="Liberation Serif1"/>
    </style:style>
    <style:style style:name="T3" style:family="text">
      <style:text-properties style:font-name="Liberation Serif1" officeooo:rsid="00227e03"/>
    </style:style>
    <style:style style:name="T4" style:family="text">
      <style:text-properties officeooo:rsid="0020adeb"/>
    </style:style>
    <style:style style:name="T5" style:family="text">
      <style:text-properties officeooo:rsid="00227e03"/>
    </style:style>
    <style:style style:name="T6" style:family="text">
      <style:text-properties officeooo:rsid="0024f154"/>
    </style:style>
    <style:style style:name="T7" style:family="text">
      <style:text-properties officeooo:rsid="0027a96c"/>
    </style:style>
    <style:style style:name="T8" style:family="text">
      <style:text-properties officeooo:rsid="002bbb61"/>
    </style:style>
    <style:style style:name="T9" style:family="text">
      <style:text-properties officeooo:rsid="002be27a"/>
    </style:style>
    <style:style style:name="T10" style:family="text">
      <style:text-properties officeooo:rsid="0036c875"/>
    </style:style>
    <style:style style:name="T11" style:family="text">
      <style:text-properties officeooo:rsid="00383811"/>
    </style:style>
    <style:style style:name="T12" style:family="text">
      <style:text-properties officeooo:rsid="003a8968"/>
    </style:style>
    <style:style style:name="T13" style:family="text">
      <style:text-properties officeooo:rsid="003bee95"/>
    </style:style>
    <style:style style:name="T14" style:family="text">
      <style:text-properties officeooo:rsid="003f35c3"/>
    </style:style>
    <style:style style:name="T15" style:family="text">
      <style:text-properties officeooo:rsid="00409e0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8">Práctica 2, e</text:span>jercicios prácticos sobre procesamiento de imágenes digitales</text:p>
      <text:h text:style-name="Heading_20_1" text:outline-level="1">Objetivos</text:h>
      <text:p text:style-name="P4">El objetivo de estos ejercicios es poder utilizar funciones relacionadas tanto al tratmiento de imágenes binarias como de colores.</text:p>
      <text:p text:style-name="P10">Se proponen ejercicios que abarcan:</text:p>
      <text:list xml:id="list8560526105115312950" text:style-name="L3">
        <text:list-item>
          <text:p text:style-name="P12">Operaciones por puntos en imágenes.</text:p>
        </text:list-item>
        <text:list-item>
          <text:p text:style-name="P11"><text:span text:style-name="T15">Separación de colores por umbrales.</text:span></text:p>
        </text:list-item>
        <text:list-item>
          <text:p text:style-name="P11"><text:span text:style-name="T15">Extracción de características geométricas.</text:span></text:p>
        </text:list-item>
      </text:list>
      <text:p text:style-name="P4"/>
      <text:h text:style-name="Heading_20_1" text:outline-level="1">Ejercicios</text:h>
      <text:h text:style-name="Heading_20_2" text:outline-level="2">Revisión de bibliografía sobre operaciones en pixeles.</text:h>
      <text:p text:style-name="P29">Revisión de bibliografía “<text:span text:style-name="T9">Fundamentals of image processing”. <text:s/>Desarrollar los ejemplos del libro y probarlos en Matlab. Todos los ejercicios de adición, sustracción. Multiplicación, división. Bajar las imágenes que se utilizan en el libro.</text:span></text:p>
      <text:p text:style-name="P21"><text:span text:style-name="T10">Punto 3.2 “Operations upon pixels”. Punto 3.2.2 “</text:span>Operaciones logicas”, NOT, OR, XOR y funciones. <text:span text:style-name="T10">Punto 3.2.3 “Thresholding ”, función im2bw.</text:span></text:p>
      <text:p text:style-name="P28"><text:span text:style-name="T10">Puntos </text:span>3.4.2 “<text:span text:style-name="T10">A</text:span>daptative thresholding”. Probar el método <text:span text:style-name="T10">y comparar las imágenes de los resutados obtenidos.</text:span></text:p>
      <text:h text:style-name="Heading_20_2" text:outline-level="2">Segmentación de colores</text:h>
      <text:p text:style-name="P23">Usar el método de thresholding con dos umbrales “<text:span text:style-name="T12">inicio y final</text:span>” para separar regiones de colores específicos. En la imagen de la lapicera y el cuchillo “<text:span text:style-name="T12">lapizcuchillo.jpg</text:span>”. <text:s/><text:span text:style-name="T13">La aplicación resente en Matlab “App Thresholding”, permite realizar pruebas en forma visual y generar un código fuente para aplicar en Matlab. Se recomienda utilizar el espacio de colores CIELAB, por ser el espacio de colores reresenta la similitud de colores de forma parecida al ojo humano.</text:span></text:p>
      <text:list xml:id="list4932402681496909755" text:style-name="L5">
        <text:list-item>
          <text:p text:style-name="P24"><text:span text:style-name="T11">Encontrar una secuencia que permite aislar solamente el cuchillo</text:span>, separar solamnte el cuchillo. <text:span text:style-name="T11">b.- Encontrar una secuencia de instrucciones que permita separar solamente la tapa del bolígrafo azul.</text:span></text:p>
        </text:list-item>
      </text:list>
      <text:p text:style-name="P22"/>
      <text:h text:style-name="Heading_20_2" text:outline-level="2"><text:soft-page-break/>Tratamiento de características geométricas</text:h>
      <text:p text:style-name="P30">Con la instrucción regionprops y usando la <text:s/>imagen 011.jpg_soM4.jpg, la cual es una máscara binaria de defectos, desarrollar una secuencia de Matlab que permita obtener los siguientes datos:</text:p>
      <text:list xml:id="list8237518698921920790" text:style-name="L4">
        <text:list-item>
          <text:p text:style-name="P31">Contar cuantos elementos no conectados se encuentran en la imagen.</text:p>
        </text:list-item>
        <text:list-item>
          <text:p text:style-name="P31">Desplegar por cada elemento el area total de pixeles que ocupan.</text:p>
        </text:list-item>
        <text:list-item>
          <text:p text:style-name="P33">Por cada defecto encontrado, obtener las coordenadas de la región de pixeles y recortar dicho fragmento desde la imagen en colores RGB. Almacenar el resultado en archivos separados por manchas.</text:p>
        </text:list-item>
      </text:list>
      <text:p text:style-name="P32"/>
      <text:p text:style-name="P34">Información adicional <text:span text:style-name="T15">y códigos fuentes pueden ser descargados desde</text:span>: <text:a xlink:type="simple" xlink:href="http://otroblogdetecnologias.blogspot.com/2016/11/extraccion-de-caracteristicas-en.html" text:style-name="Internet_20_link" text:visited-style-name="Visited_20_Internet_20_Link"><text:span text:style-name="T14">http://otroblogdetecnologias.blogspot.com/2016/11/extraccion-de-caracteristicas-en.html</text:span></text:a></text:p>
      <text:p text:style-name="P35"><text:a xlink:type="simple" xlink:href="http://otroblogdetecnologias.blogspot.com/2016/11/extraccion-de-caracteristicas-en_24.html" text:style-name="Internet_20_link" text:visited-style-name="Visited_20_Internet_20_Link">http://otroblogdetecnologias.blogspot.com/2016/11/extraccion-de-caracteristicas-en_24.html</text:a></text:p>
      <text:p text:style-name="P35"/>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Y"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Y"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30T19:46:36.412611324</meta:creation-date>
    <meta:editing-duration>P0D</meta:editing-duration>
    <meta:editing-cycles>1</meta:editing-cycles>
    <meta:generator>LibreOffice/5.2.3.3$Linux_X86_64 LibreOffice_project/20$Build-3</meta:generator>
    <meta:document-statistic meta:table-count="0" meta:image-count="0" meta:object-count="0" meta:page-count="2" meta:paragraph-count="23" meta:word-count="336" meta:character-count="2437" meta:non-whitespace-character-count="2123"/>
  </office:meta>
</office:document-meta>
</file>